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background-color="#8ccfb7" fo:padding="0.097cm" fo:border-left="0.05pt solid #000000" fo:border-right="none" fo:border-top="none" fo:border-bottom="0.05pt solid #000000">
        <style:background-image/>
      </style:table-cell-properties>
    </style:style>
    <style:style style:name="Table1.F6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c8fe32" style:font-size-asian="12pt" style:font-size-complex="12pt"/>
    </style:style>
    <style:style style:name="P3" style:family="paragraph" style:parent-style-name="Standard">
      <style:paragraph-properties fo:text-align="center" style:justify-single-word="false" fo:break-before="page"/>
      <style:text-properties fo:font-size="12pt" officeooo:paragraph-rsid="00c8fe32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e893f5" officeooo:paragraph-rsid="00e893f5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e154cb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e154cb" officeooo:paragraph-rsid="00e154c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eff0ff" officeooo:paragraph-rsid="00eff0f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eff0ff" officeooo:paragraph-rsid="00f1d1d6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eff0ff" officeooo:paragraph-rsid="00f20070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eff0ff" officeooo:paragraph-rsid="00f53517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eff0ff" officeooo:paragraph-rsid="00f821eb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eff0ff" officeooo:paragraph-rsid="00f8ffbb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e1a33a" officeooo:paragraph-rsid="00e1a33a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e1a33a" officeooo:paragraph-rsid="00f53517" style:font-size-asian="12pt" style:font-size-complex="12pt"/>
    </style:style>
    <style:style style:name="T1" style:family="text">
      <style:text-properties officeooo:rsid="00e74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下半学期作业计划：分时而休，分时而作</text:p>
      <text:p text:style-name="P2">分别的浪费，是神圣的，是不可侵犯的</text:p>
      <text:p text:style-name="P2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5">주일</text:p>
          </table:table-cell>
          <table:table-cell table:style-name="Table1.A1" office:value-type="string">
            <text:p text:style-name="P5">월요일</text:p>
          </table:table-cell>
          <table:table-cell table:style-name="Table1.A1" office:value-type="string">
            <text:p text:style-name="P5">화요일</text:p>
          </table:table-cell>
          <table:table-cell table:style-name="Table1.A1" office:value-type="string">
            <text:p text:style-name="P5">수요일</text:p>
          </table:table-cell>
          <table:table-cell table:style-name="Table1.A1" office:value-type="string">
            <text:p text:style-name="P5">목요일</text:p>
          </table:table-cell>
          <table:table-cell table:style-name="Table1.A1" office:value-type="string">
            <text:p text:style-name="P5">금요일</text:p>
          </table:table-cell>
          <table:table-cell table:style-name="Table1.G1" office:value-type="string">
            <text:p text:style-name="P5">토요일</text:p>
          </table:table-cell>
        </table:table-row>
        <table:table-row>
          <table:table-cell table:style-name="Table1.A2" office:value-type="string">
            <text:p text:style-name="P5">1: 09-10</text:p>
          </table:table-cell>
          <table:table-cell table:style-name="Table1.F9" office:value-type="string">
            <text:p text:style-name="P5"/>
          </table:table-cell>
          <table:table-cell table:style-name="Table1.C2" table:number-rows-spanned="3" office:value-type="string">
            <text:p text:style-name="P6">우병훈</text:p>
            <text:p text:style-name="P6">신론</text:p>
          </table:table-cell>
          <table:table-cell table:style-name="Table1.D2" table:number-rows-spanned="3" office:value-type="string">
            <text:p text:style-name="P6">김영산</text:p>
            <text:p text:style-name="P6">소선지서</text:p>
          </table:table-cell>
          <table:table-cell table:style-name="Table1.E2" table:number-rows-spanned="3" office:value-type="string">
            <text:p text:style-name="P6">김영산</text:p>
            <text:p text:style-name="P6">초대교회사</text:p>
          </table:table-cell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2: 10-11</text:p>
          </table:table-cell>
          <table:table-cell table:style-name="Table1.F9" office:value-type="string">
            <text:p text:style-name="P5"/>
          </table:table-cell>
          <table:covered-table-cell/>
          <table:covered-table-cell/>
          <table:covered-table-cell/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3: 11-12</text:p>
          </table:table-cell>
          <table:table-cell table:style-name="Table1.F9" office:value-type="string">
            <text:p text:style-name="P5"/>
          </table:table-cell>
          <table:covered-table-cell/>
          <table:covered-table-cell/>
          <table:covered-table-cell/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P5"/>
          </table:table-cell>
        </table:table-row>
        <table:table-row>
          <table:table-cell table:style-name="Table1.A5" office:value-type="string">
            <text:p text:style-name="P4">12-13</text:p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13">Sleep...</text:p>
          </table:table-cell>
          <table:table-cell table:style-name="Table1.A5" office:value-type="string">
            <text:p text:style-name="P5">경건회</text:p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5">경건회</text:p>
          </table:table-cell>
          <table:table-cell table:style-name="Table1.G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5">4: 1<text:span text:style-name="T1">3</text:span>-1<text:span text:style-name="T1">4</text:span></text:p>
          </table:table-cell>
          <table:table-cell table:style-name="Table1.F9" office:value-type="string">
            <text:p text:style-name="P5"/>
          </table:table-cell>
          <table:table-cell table:style-name="Table1.F9" office:value-type="string">
            <text:p text:style-name="P8"/>
          </table:table-cell>
          <table:table-cell table:style-name="Table1.D6" table:number-rows-spanned="2" office:value-type="string">
            <text:p text:style-name="P6">김영산</text:p>
            <text:p text:style-name="P6">중국교회사</text:p>
          </table:table-cell>
          <table:table-cell table:style-name="Table1.E6" table:number-rows-spanned="2" office:value-type="string">
            <text:p text:style-name="P6">김영산</text:p>
            <text:p text:style-name="P6">선교학</text:p>
          </table:table-cell>
          <table:table-cell table:style-name="Table1.F6" table:number-rows-spanned="3" office:value-type="string">
            <text:p text:style-name="P6">전광식</text:p>
            <text:p text:style-name="P6">기독교 세계관</text:p>
          </table:table-cell>
          <table:table-cell table:style-name="Table1.G9" office:value-type="string">
            <text:p text:style-name="P5"/>
          </table:table-cell>
        </table:table-row>
        <table:table-row>
          <table:table-cell table:style-name="Table1.A6" office:value-type="string">
            <text:p text:style-name="P5">5: 1<text:span text:style-name="T1">4</text:span>-1<text:span text:style-name="T1">5</text:span></text:p>
          </table:table-cell>
          <table:table-cell table:style-name="Table1.F9" office:value-type="string">
            <text:p text:style-name="P10">Sleep...</text:p>
          </table:table-cell>
          <table:table-cell table:style-name="Table1.C9" table:number-rows-spanned="3" office:value-type="string">
            <text:p text:style-name="P15">최윤갑</text:p>
            <text:p text:style-name="P15">Hebrew</text:p>
            <text:p text:style-name="P15">--------------</text:p>
            <text:p text:style-name="P12"/>
          </table:table-cell>
          <table:covered-table-cell/>
          <table:covered-table-cell/>
          <table:covered-table-cell/>
          <table:table-cell table:style-name="Table1.G9" office:value-type="string">
            <text:p text:style-name="P10">Sleep...</text:p>
          </table:table-cell>
        </table:table-row>
        <table:table-row>
          <table:table-cell table:style-name="Table1.A6" office:value-type="string">
            <text:p text:style-name="P5">6: 1<text:span text:style-name="T1">5</text:span>-1<text:span text:style-name="T1">6</text:span></text:p>
          </table:table-cell>
          <table:table-cell table:style-name="Table1.F9" office:value-type="string">
            <text:p text:style-name="P5"/>
          </table:table-cell>
          <table:covered-table-cell/>
          <table:table-cell table:style-name="Table1.F9" office:value-type="string">
            <text:p text:style-name="P9">Sleep...</text:p>
          </table:table-cell>
          <table:table-cell table:style-name="Table1.F9" office:value-type="string">
            <text:p text:style-name="P9">Sleep...</text:p>
          </table:table-cell>
          <table:covered-table-cell/>
          <table:table-cell table:style-name="Table1.G9" office:value-type="string">
            <text:p text:style-name="P5"/>
          </table:table-cell>
        </table:table-row>
        <table:table-row>
          <table:table-cell table:style-name="Table1.A6" office:value-type="string">
            <text:p text:style-name="P5">7: 1<text:span text:style-name="T1">6</text:span>-1<text:span text:style-name="T1">7</text:span></text:p>
          </table:table-cell>
          <table:table-cell table:style-name="Table1.F9" office:value-type="string">
            <text:p text:style-name="P5"/>
          </table:table-cell>
          <table:covered-table-cell/>
          <table:table-cell table:style-name="Table1.D9" table:number-rows-spanned="2" office:value-type="string">
            <text:p text:style-name="P5">최윤갑</text:p>
            <text:p text:style-name="P7">Hebrew</text:p>
          </table:table-cell>
          <table:table-cell table:style-name="Table1.F9" office:value-type="string">
            <text:p text:style-name="P5"/>
          </table:table-cell>
          <table:table-cell table:style-name="Table1.F9" office:value-type="string">
            <text:p text:style-name="P9">Sleep...</text:p>
          </table:table-cell>
          <table:table-cell table:style-name="Table1.G9" office:value-type="string">
            <text:p text:style-name="P5"/>
          </table:table-cell>
        </table:table-row>
        <table:table-row>
          <table:table-cell table:style-name="Table1.A6" office:value-type="string">
            <text:p text:style-name="P5">8: 1<text:span text:style-name="T1">7</text:span>-1<text:span text:style-name="T1">8</text:span></text:p>
          </table:table-cell>
          <table:table-cell table:style-name="Table1.F10" office:value-type="string">
            <text:p text:style-name="P5"/>
          </table:table-cell>
          <table:table-cell table:style-name="Table1.F10" office:value-type="string">
            <text:p text:style-name="P11"/>
          </table:table-cell>
          <table:covered-table-cell/>
          <table:table-cell table:style-name="Table1.F10" office:value-type="string">
            <text:p text:style-name="P5"/>
          </table:table-cell>
          <table:table-cell table:style-name="Table1.F10" office:value-type="string">
            <text:p text:style-name="P5"/>
          </table:table-cell>
          <table:table-cell table:style-name="Table1.G10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50:27.438640048</meta:creation-date>
    <dc:date>2021-03-02T15:38:31.027254283</dc:date>
    <meta:editing-duration>PT1H45M17S</meta:editing-duration>
    <meta:editing-cycles>165</meta:editing-cycles>
    <meta:generator>LibreOffice/6.0.6.2$Linux_X86_64 LibreOffice_project/00m0$Build-2</meta:generator>
    <meta:document-statistic meta:table-count="1" meta:image-count="0" meta:object-count="0" meta:page-count="1" meta:paragraph-count="43" meta:word-count="137" meta:character-count="258" meta:non-whitespace-character-count="249"/>
  </office:meta>
</office:document-meta>
</file>